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marker-start="Triangle_20_unfilled" draw:marker-start-width="0.3cm"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3cm" svg:height="2cm" svg:x="7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2cm" svg:x="11cm" svg:y="6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cm" svg:x="15cm" svg:y="1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11cm" svg:y="12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5cm" svg:y1="8cm" svg:x2="12.5cm" svg:y2="12cm" draw:start-shape="id1" draw:start-glue-point="2" draw:end-shape="id2" draw:end-glue-point="0" svg:d="m12500 8000v4000">
          <text:p text:style-name="P1">message</text:p>
        </draw:connector>
        <draw:connector draw:style-name="gr3" draw:text-style-name="P1" draw:layer="layout" svg:x1="10cm" svg:y1="3cm" svg:x2="12.5cm" svg:y2="6cm" draw:start-shape="id3" draw:start-glue-point="1" draw:end-shape="id1" svg:d="m10000 3000h2500v3000">
          <text:p text:style-name="P1">message</text:p>
        </draw:connector>
        <draw:connector draw:style-name="gr3" draw:text-style-name="P1" draw:layer="layout" svg:x1="12.5cm" svg:y1="14cm" svg:x2="15cm" svg:y2="16cm" draw:start-shape="id2" draw:start-glue-point="2" draw:end-shape="id4" svg:d="m12500 14000v2000h2500">
          <text:p text:style-name="P1">messag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1T14:52:33</meta:creation-date>
    <dc:date>2014-03-06T09:51:54</dc:date>
    <meta:editing-duration>PT31M12S</meta:editing-duration>
    <meta:editing-cycles>12</meta:editing-cycles>
    <meta:generator>LibreOffice/3.6$Linux_X86_64 LibreOffice_project/360m1$Build-2</meta:generator>
    <meta:document-statistic meta:object-count="7"/>
  </office:meta>
</office:document-meta>
</file>